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officeooo:rsid="001a0f35" officeooo:paragraph-rsid="001a0f35" style:font-size-asian="15pt" style:font-size-complex="15pt"/>
    </style:style>
    <style:style style:name="P2" style:family="paragraph" style:parent-style-name="Standard">
      <style:text-properties fo:font-size="15pt" style:text-underline-style="solid" style:text-underline-width="auto" style:text-underline-color="font-color" officeooo:rsid="001a0f35" officeooo:paragraph-rsid="001a0f35" style:font-size-asian="15pt" style:font-size-complex="15pt"/>
    </style:style>
    <style:style style:name="P3" style:family="paragraph" style:parent-style-name="Standard">
      <style:text-properties fo:font-size="15pt" style:text-underline-style="solid" style:text-underline-width="auto" style:text-underline-color="font-color" officeooo:rsid="001b7419" officeooo:paragraph-rsid="001b7419" style:font-size-asian="15pt" style:font-size-complex="15pt"/>
    </style:style>
    <style:style style:name="P4" style:family="paragraph" style:parent-style-name="Standard">
      <style:text-properties fo:font-size="15pt" style:text-underline-style="none" officeooo:rsid="001b7419" officeooo:paragraph-rsid="001b7419" style:font-size-asian="15pt" style:font-size-complex="15pt"/>
    </style:style>
    <style:style style:name="P5" style:family="paragraph" style:parent-style-name="Standard">
      <style:text-properties fo:font-size="15pt" style:text-underline-style="none" officeooo:rsid="001c6b07" officeooo:paragraph-rsid="001c6b07" style:font-size-asian="15pt" style:font-size-complex="15pt"/>
    </style:style>
    <style:style style:name="P6" style:family="paragraph" style:parent-style-name="Standard">
      <style:text-properties fo:font-size="15pt" style:text-underline-style="none" officeooo:rsid="001d18b7" officeooo:paragraph-rsid="001d18b7" style:font-size-asian="15pt" style:font-size-complex="15pt"/>
    </style:style>
    <style:style style:name="P7" style:family="paragraph" style:parent-style-name="Standard">
      <style:text-properties fo:font-size="13pt" style:text-underline-style="none" officeooo:rsid="001c6b07" officeooo:paragraph-rsid="001c6b07" style:font-size-asian="13pt" style:font-size-complex="13pt"/>
    </style:style>
    <style:style style:name="P8" style:family="paragraph" style:parent-style-name="Standard">
      <style:text-properties fo:font-size="13pt" style:text-underline-style="none" officeooo:rsid="001b7419" officeooo:paragraph-rsid="001b7419" style:font-size-asian="13pt" style:font-size-complex="13pt"/>
    </style:style>
    <style:style style:name="P9" style:family="paragraph" style:parent-style-name="Standard">
      <style:text-properties fo:font-size="13pt" style:text-underline-style="none" officeooo:rsid="001b7419" officeooo:paragraph-rsid="001a0f35" style:font-size-asian="13pt" style:font-size-complex="13pt"/>
    </style:style>
    <style:style style:name="P10" style:family="paragraph" style:parent-style-name="Standard">
      <style:text-properties fo:font-size="13pt" style:text-underline-style="none" officeooo:rsid="001b7419" officeooo:paragraph-rsid="001c6b07" style:font-size-asian="13pt" style:font-size-complex="13pt"/>
    </style:style>
    <style:style style:name="P11" style:family="paragraph" style:parent-style-name="Standard">
      <style:text-properties fo:font-size="13pt" style:text-underline-style="solid" style:text-underline-width="auto" style:text-underline-color="font-color" officeooo:rsid="001b7419" officeooo:paragraph-rsid="001b7419" style:font-size-asian="13pt" style:font-size-complex="13pt"/>
    </style:style>
    <style:style style:name="P12" style:family="paragraph" style:parent-style-name="Standard">
      <style:text-properties fo:font-size="13pt" style:text-underline-style="solid" style:text-underline-width="auto" style:text-underline-color="font-color" officeooo:rsid="001a0f35" officeooo:paragraph-rsid="001a0f35" style:font-size-asian="13pt" style:font-size-complex="13pt"/>
    </style:style>
    <style:style style:name="P13" style:family="paragraph" style:parent-style-name="Standard">
      <style:text-properties fo:font-size="13pt" officeooo:rsid="001a0f35" officeooo:paragraph-rsid="001a0f35" style:font-size-asian="13pt" style:font-size-complex="13pt"/>
    </style:style>
    <style:style style:name="P14" style:family="paragraph" style:parent-style-name="Standard">
      <style:paragraph-properties fo:margin-left="0in" fo:margin-right="0in" fo:text-align="start" style:justify-single-word="false" fo:text-indent="0in" style:auto-text-indent="false"/>
      <style:text-properties style:font-name="Monospace" fo:font-size="13pt" style:font-size-asian="13pt" style:font-size-complex="13pt"/>
    </style:style>
    <style:style style:name="P15" style:family="paragraph" style:parent-style-name="Standard">
      <style:paragraph-properties fo:margin-left="0in" fo:margin-right="0in" fo:text-align="start" style:justify-single-word="false" fo:text-indent="0in" style:auto-text-indent="false"/>
      <style:text-properties fo:font-size="13pt" style:font-size-asian="13pt" style:font-size-complex="13pt"/>
    </style:style>
    <style:style style:name="T1" style:family="text">
      <style:text-properties officeooo:rsid="001a8870"/>
    </style:style>
    <style:style style:name="T2" style:family="text">
      <style:text-properties fo:color="#7f0055" style:font-name="Monospace" fo:font-size="10pt" fo:font-weight="bold" style:font-size-asian="10pt" style:font-weight-asian="bold"/>
    </style:style>
    <style:style style:name="T3" style:family="text">
      <style:text-properties fo:color="#7f0055" style:font-name="Monospace" fo:font-weight="bold" style:font-weight-asian="bold"/>
    </style:style>
    <style:style style:name="T4" style:family="text">
      <style:text-properties fo:color="#000000" style:font-name="Monospace" fo:font-size="10pt" style:font-size-asian="10pt"/>
    </style:style>
    <style:style style:name="T5" style:family="text">
      <style:text-properties fo:color="#000000" style:font-name="Monospace" fo:font-size="10pt" style:font-size-asian="10pt" fo:background-color="#d4d4d4"/>
    </style:style>
    <style:style style:name="T6" style:family="text">
      <style:text-properties fo:color="#000000" style:font-name="Monospace" fo:font-size="10pt" fo:font-style="italic" style:font-size-asian="10pt" style:font-style-asian="italic"/>
    </style:style>
    <style:style style:name="T7" style:family="text">
      <style:text-properties fo:color="#000000" style:font-name="Monospace"/>
    </style:style>
    <style:style style:name="T8" style:family="text">
      <style:text-properties fo:color="#000000" style:font-name="Monospace" fo:background-color="#d4d4d4"/>
    </style:style>
    <style:style style:name="T9" style:family="text">
      <style:text-properties fo:color="#000000" style:font-name="Monospace" fo:font-style="italic" style:font-style-asian="italic"/>
    </style:style>
    <style:style style:name="T10" style:family="text">
      <style:text-properties officeooo:rsid="001c6b07"/>
    </style:style>
    <style:style style:name="T11" style:family="text">
      <style:text-properties style:text-underline-style="solid" style:text-underline-width="auto" style:text-underline-color="font-color" officeooo:rsid="001c6b07"/>
    </style:style>
    <style:style style:name="T12" style:family="text">
      <style:text-properties officeooo:rsid="001d1f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ed 12Jan17-WordCount<text:span text:style-name="T12">(subquery)</text:span>, Partitioning and Bucketing, <text:span text:style-name="T1">UDF:</text:span></text:p>
      <text:p text:style-name="P2"/>
      <text:p text:style-name="P3">Partitioning and Bucketing:</text:p>
      <text:p text:style-name="P3"/>
      <text:p text:style-name="P5">use retail;</text:p>
      <text:p text:style-name="P5"/>
      <text:p text:style-name="P5">create table txnrecsByCat(txnno int, txndate string, custno int, amount double, product string, city string, state string, spendby string) partitioned by (category string) clustered by (state) into 10 buckets row format delimited fields terminated by ',' stored as textfile;</text:p>
      <text:p text:style-name="P5"/>
      <text:p text:style-name="P5"><text:s/>from txnrecords txn insert overwrite table txnrecsByCat partition(category) select txn.txnno, txn.txndate, txn.custno, txn.amount, txn.product, txn.city, txn.state, txn.spendby, txn.category distribute by category;</text:p>
      <text:p text:style-name="P5"/>
      <text:p text:style-name="P5">SemanticException [Error 10002]: Line 1:87 Invalid column reference 'txnno'</text:p>
      <text:p text:style-name="P5"/>
      <text:p text:style-name="P5">desc txnrecords;</text:p>
      <text:p text:style-name="P4"/>
      <text:p text:style-name="P5">col_name<text:tab/>data_type<text:tab/>comment</text:p>
      <text:p text:style-name="P5">txno <text:s text:c="15"/><text:tab/>int <text:s text:c="16"/><text:tab/> <text:s text:c="19"/></text:p>
      <text:p text:style-name="P5">txndate <text:s text:c="12"/><text:tab/>string <text:s text:c="13"/><text:tab/> <text:s text:c="19"/></text:p>
      <text:p text:style-name="P5">custno <text:s text:c="13"/><text:tab/>int <text:s text:c="16"/><text:tab/> <text:s text:c="19"/></text:p>
      <text:p text:style-name="P5">amount <text:s text:c="13"/><text:tab/>double <text:s text:c="13"/><text:tab/> <text:s text:c="19"/></text:p>
      <text:p text:style-name="P5">category <text:s text:c="11"/><text:tab/>string <text:s text:c="13"/><text:tab/> <text:s text:c="19"/></text:p>
      <text:p text:style-name="P5">product <text:s text:c="12"/><text:tab/>string <text:s text:c="2"/></text:p>
      <text:p text:style-name="P5">city <text:s text:c="15"/><text:tab/>string <text:s text:c="13"/><text:tab/> <text:s text:c="19"/></text:p>
      <text:p text:style-name="P5">state <text:s text:c="14"/><text:tab/>string <text:s text:c="13"/><text:tab/> <text:s text:c="19"/></text:p>
      <text:p text:style-name="P5">spendby <text:s text:c="12"/><text:tab/>string <text:s text:c="2"/></text:p>
      <text:p text:style-name="P5"/>
      <text:p text:style-name="P6">from txnrecords txn insert overwrite table txnrecsByCat partition(category) select txn.txno, txn.txndate, txn.custno, txn.amount, txn.product, txn.city, txn.state, txn.spendby, txn.category distribute by category;</text:p>
      <text:p text:style-name="P6"/>
      <text:p text:style-name="P6">select * from txnrecords where category='Air Sports' and state='California';</text:p>
      <text:p text:style-name="P6"/>
      <text:p text:style-name="P6">txnrecords.txno<text:tab/>txnrecords.txndate<text:tab/>txnrecords.custno<text:tab/>txnrecords.amount<text:tab/>txnrecords.category<text:tab/>txnrecords.product<text:tab/>txnrecords.city<text:tab/>txnrecords.state<text:tab/>txnrecords.spendby</text:p>
      <text:p text:style-name="P6"><text:soft-page-break/>253<text:tab/>07-31-2011<text:tab/>4008815<text:tab/>78.35<text:tab/>Air Sports<text:tab/>Hang Gliding<text:tab/>Anaheim<text:tab/>California<text:tab/>credit</text:p>
      <text:p text:style-name="P6">418<text:tab/>11-07-2011<text:tab/>4002259<text:tab/>112.98<text:tab/>Air Sports<text:tab/>Air Suits<text:tab/>San Francisco<text:tab/>California<text:tab/>credit</text:p>
      <text:p text:style-name="P6">680<text:tab/>02-15-2011<text:tab/>4005150<text:tab/>47.47<text:tab/>Air Sports<text:tab/>Air Suits<text:tab/>Sunnyvale<text:tab/>California<text:tab/>cash</text:p>
      <text:p text:style-name="P6">737<text:tab/>07-23-2011<text:tab/>4006137<text:tab/>38.84<text:tab/>Air Sports<text:tab/>Hang Gliding<text:tab/>Irvine<text:tab/>California<text:tab/>credit</text:p>
      <text:p text:style-name="P6">1368<text:tab/>01-20-2011<text:tab/>4006741<text:tab/>84.09<text:tab/>Air Sports<text:tab/>Hang Gliding<text:tab/>Pasadena<text:tab/>California<text:tab/>credit</text:p>
      <text:p text:style-name="P6">1858<text:tab/>04-04-2011<text:tab/>4000360<text:tab/>159.52<text:tab/>Air Sports<text:tab/>Air Suits<text:tab/>Long Beach<text:tab/>California<text:tab/>credit</text:p>
      <text:p text:style-name="P6">2144<text:tab/>04-08-2011<text:tab/>4008925<text:tab/>88.33<text:tab/>Air Sports<text:tab/>Hang Gliding<text:tab/>Los Angeles<text:tab/>California<text:tab/>credit</text:p>
      <text:p text:style-name="P6">3719<text:tab/>07-17-2011<text:tab/>4002359<text:tab/>9.78<text:tab/>Air Sports<text:tab/>Air Suits<text:tab/>San Francisco<text:tab/>California<text:tab/>credit</text:p>
      <text:p text:style-name="P6">4232<text:tab/>11-07-2011<text:tab/>4001713<text:tab/>191.62<text:tab/>Air Sports<text:tab/>Air Suits<text:tab/>Sunnyvale<text:tab/>California<text:tab/>credit</text:p>
      <text:p text:style-name="P6">4327<text:tab/>03-07-2011<text:tab/>4004962<text:tab/>79.6<text:tab/>Air Sports<text:tab/>Hang Gliding<text:tab/>Berkeley<text:tab/>California<text:tab/>credit</text:p>
      <text:p text:style-name="P6">4712<text:tab/>04-23-2011<text:tab/>4007475<text:tab/>137.12<text:tab/>Air Sports<text:tab/>Hang Gliding<text:tab/>Berkeley<text:tab/>California<text:tab/>credit</text:p>
      <text:p text:style-name="P6">5162<text:tab/>07-16-2011<text:tab/>4009650<text:tab/>102.72<text:tab/>Air Sports<text:tab/>Hang Gliding<text:tab/>San Diego<text:tab/>California<text:tab/>credit</text:p>
      <text:p text:style-name="P6">5163<text:tab/>12-05-2011<text:tab/>4006677<text:tab/>37.62<text:tab/>Air Sports<text:tab/>Hang Gliding<text:tab/>Fremont<text:tab/>California<text:tab/>cash</text:p>
      <text:p text:style-name="P6">5486<text:tab/>07-02-2011<text:tab/>4008052<text:tab/>68.76<text:tab/>Air Sports<text:tab/>Parachutes<text:tab/>Los Angeles<text:tab/>California<text:tab/>credit</text:p>
      <text:p text:style-name="P6">6615<text:tab/>06-11-2011<text:tab/>4007592<text:tab/>122.63<text:tab/>Air Sports<text:tab/>Parachutes<text:tab/>Anaheim<text:tab/>California<text:tab/>credit</text:p>
      <text:p text:style-name="P6">7985<text:tab/>08-11-2011<text:tab/>4005773<text:tab/>121.34<text:tab/>Air Sports<text:tab/>Hang Gliding<text:tab/>Long Beach<text:tab/>California<text:tab/>credit</text:p>
      <text:p text:style-name="P6">8032<text:tab/>01-12-2011<text:tab/>4005293<text:tab/>80.68<text:tab/>Air Sports<text:tab/>Parachutes<text:tab/>Oakland<text:tab/>California<text:tab/>credit</text:p>
      <text:p text:style-name="P6">8212<text:tab/>11-28-2011<text:tab/>4001458<text:tab/>79.79<text:tab/>Air Sports<text:tab/>Parachutes<text:tab/>Sunnyvale<text:tab/>California<text:tab/>credit</text:p>
      <text:p text:style-name="P6">8379<text:tab/>03-24-2011<text:tab/>4007418<text:tab/>87.74<text:tab/>Air Sports<text:tab/>Hang Gliding<text:tab/>Pasadena<text:tab/>California<text:tab/>credit</text:p>
      <text:p text:style-name="P6"><text:soft-page-break/>9481<text:tab/>12-28-2011<text:tab/>4004585<text:tab/>67.77<text:tab/>Air Sports<text:tab/>Hang Gliding<text:tab/>Santa Ana<text:tab/>California<text:tab/>credit</text:p>
      <text:p text:style-name="P6">9510<text:tab/>03-01-2011<text:tab/>4005664<text:tab/>126.52<text:tab/>Air Sports<text:tab/>Parachutes<text:tab/>Long Beach<text:tab/>California<text:tab/>credit</text:p>
      <text:p text:style-name="P6">10187<text:tab/>10-20-2011<text:tab/>4004447<text:tab/>172.71<text:tab/>Air Sports<text:tab/>Parachutes<text:tab/>Oakland<text:tab/>California<text:tab/>credit</text:p>
      <text:p text:style-name="P6">10203<text:tab/>03-27-2011<text:tab/>4001774<text:tab/>37.63<text:tab/>Air Sports<text:tab/>Parachutes<text:tab/>Berkeley<text:tab/>California<text:tab/>credit</text:p>
      <text:p text:style-name="P6">10674<text:tab/>06-13-2011<text:tab/>4003372<text:tab/>25.84<text:tab/>Air Sports<text:tab/>Hang Gliding<text:tab/>Fremont<text:tab/>California<text:tab/>cash</text:p>
      <text:p text:style-name="P6">10956<text:tab/>09-17-2011<text:tab/>4007262<text:tab/>161.1<text:tab/>Air Sports<text:tab/>Hang Gliding<text:tab/>Orange<text:tab/>California<text:tab/>credit</text:p>
      <text:p text:style-name="P6">11287<text:tab/>07-20-2011<text:tab/>4005929<text:tab/>110.76<text:tab/>Air Sports<text:tab/>Parachutes<text:tab/>Berkeley<text:tab/>California<text:tab/>credit</text:p>
      <text:p text:style-name="P6">11540<text:tab/>03-28-2011<text:tab/>4004941<text:tab/>100.8<text:tab/>Air Sports<text:tab/>Hang Gliding<text:tab/>Santa Ana<text:tab/>California<text:tab/>credit</text:p>
      <text:p text:style-name="P6">11562<text:tab/>11-28-2011<text:tab/>4003228<text:tab/>181.02<text:tab/>Air Sports<text:tab/>Parachutes<text:tab/>Sunnyvale<text:tab/>California<text:tab/>credit</text:p>
      <text:p text:style-name="P6">11583<text:tab/>06-25-2011<text:tab/>4004279<text:tab/>89.41<text:tab/>Air Sports<text:tab/>Parachutes<text:tab/>Orange<text:tab/>California<text:tab/>credit</text:p>
      <text:p text:style-name="P6">12565<text:tab/>09-08-2011<text:tab/>4007329<text:tab/>53.48<text:tab/>Air Sports<text:tab/>Parachutes<text:tab/>San Jose<text:tab/>California<text:tab/>credit</text:p>
      <text:p text:style-name="P6">12715<text:tab/>12-13-2011<text:tab/>4005690<text:tab/>92.19<text:tab/>Air Sports<text:tab/>Hang Gliding<text:tab/>Irvine<text:tab/>California<text:tab/>credit</text:p>
      <text:p text:style-name="P6">12774<text:tab/>10-10-2011<text:tab/>4003249<text:tab/>57.03<text:tab/>Air Sports<text:tab/>Air Suits<text:tab/>Anaheim<text:tab/>California<text:tab/>credit</text:p>
      <text:p text:style-name="P6">13042<text:tab/>01-22-2011<text:tab/>4000214<text:tab/>122.55<text:tab/>Air Sports<text:tab/>Hang Gliding<text:tab/>Irvine<text:tab/>California<text:tab/>credit</text:p>
      <text:p text:style-name="P6">13216<text:tab/>08-30-2011<text:tab/>4006540<text:tab/>140.79<text:tab/>Air Sports<text:tab/>Parachutes<text:tab/>San Diego<text:tab/>California<text:tab/>credit</text:p>
      <text:p text:style-name="P6">13260<text:tab/>09-13-2011<text:tab/>4000147<text:tab/>112.99<text:tab/>Air Sports<text:tab/>Parachutes<text:tab/>Sacramento<text:tab/>California<text:tab/>credit</text:p>
      <text:p text:style-name="P6">13317<text:tab/>09-15-2011<text:tab/>4008212<text:tab/>22.24<text:tab/>Air Sports<text:tab/>Parachutes<text:tab/>Irvine<text:tab/>California<text:tab/>credit</text:p>
      <text:p text:style-name="P6">14700<text:tab/>06-07-2011<text:tab/>4000443<text:tab/>104.73<text:tab/>Air Sports<text:tab/>Hang Gliding<text:tab/>Orange<text:tab/>California<text:tab/>credit</text:p>
      <text:p text:style-name="P6">15425<text:tab/>03-22-2011<text:tab/>4006618<text:tab/>137.4<text:tab/>Air Sports<text:tab/>Air Suits<text:tab/>Pasadena<text:tab/>California<text:tab/>credit</text:p>
      <text:p text:style-name="P6"><text:soft-page-break/>16507<text:tab/>07-09-2011<text:tab/>4003012<text:tab/>29.22<text:tab/>Air Sports<text:tab/>Hang Gliding<text:tab/>Sacramento<text:tab/>California<text:tab/>credit</text:p>
      <text:p text:style-name="P6">16645<text:tab/>03-18-2011<text:tab/>4000527<text:tab/>113.91<text:tab/>Air Sports<text:tab/>Hang Gliding<text:tab/>Fremont<text:tab/>California<text:tab/>credit</text:p>
      <text:p text:style-name="P6">16773<text:tab/>12-08-2011<text:tab/>4006981<text:tab/>56.72<text:tab/>Air Sports<text:tab/>Hang Gliding<text:tab/>Oakland<text:tab/>California<text:tab/>credit</text:p>
      <text:p text:style-name="P6">17057<text:tab/>03-15-2011<text:tab/>4002426<text:tab/>35.96<text:tab/>Air Sports<text:tab/>Parachutes<text:tab/>Fremont<text:tab/>California<text:tab/>cash</text:p>
      <text:p text:style-name="P6">17233<text:tab/>10-06-2011<text:tab/>4001912<text:tab/>7.31<text:tab/>Air Sports<text:tab/>Parachutes<text:tab/>Oakland<text:tab/>California<text:tab/>credit</text:p>
      <text:p text:style-name="P6">18894<text:tab/>12-26-2011<text:tab/>4001101<text:tab/>114.2<text:tab/>Air Sports<text:tab/>Air Suits<text:tab/>Sunnyvale<text:tab/>California<text:tab/>credit</text:p>
      <text:p text:style-name="P6">19004<text:tab/>04-18-2011<text:tab/>4001431<text:tab/>133.86<text:tab/>Air Sports<text:tab/>Air Suits<text:tab/>Los Angeles<text:tab/>California<text:tab/>credit</text:p>
      <text:p text:style-name="P6">19387<text:tab/>01-17-2011<text:tab/>4006313<text:tab/>33.49<text:tab/>Air Sports<text:tab/>Air Suits<text:tab/>Anaheim<text:tab/>California<text:tab/>cash</text:p>
      <text:p text:style-name="P6">19865<text:tab/>07-17-2011<text:tab/>4009079<text:tab/>120.71<text:tab/>Air Sports<text:tab/>Parachutes<text:tab/>Long Beach<text:tab/>California<text:tab/>credit</text:p>
      <text:p text:style-name="P6">20088<text:tab/>04-14-2011<text:tab/>4004799<text:tab/>186.7<text:tab/>Air Sports<text:tab/>Air Suits<text:tab/>Sacramento<text:tab/>California<text:tab/>credit</text:p>
      <text:p text:style-name="P6">20094<text:tab/>08-22-2011<text:tab/>4004211<text:tab/>163.62<text:tab/>Air Sports<text:tab/>Air Suits<text:tab/>Berkeley<text:tab/>California<text:tab/>credit</text:p>
      <text:p text:style-name="P6">20558<text:tab/>03-01-2011<text:tab/>4006286<text:tab/>164.79<text:tab/>Air Sports<text:tab/>Parachutes<text:tab/>Fremont<text:tab/>California<text:tab/>credit</text:p>
      <text:p text:style-name="P6">21237<text:tab/>07-09-2011<text:tab/>4008727<text:tab/>71.37<text:tab/>Air Sports<text:tab/>Parachutes<text:tab/>Anaheim<text:tab/>California<text:tab/>credit</text:p>
      <text:p text:style-name="P6">21507<text:tab/>01-13-2011<text:tab/>4004435<text:tab/>156.06<text:tab/>Air Sports<text:tab/>Hang Gliding<text:tab/>Long Beach<text:tab/>California<text:tab/>credit</text:p>
      <text:p text:style-name="P6">23777<text:tab/>12-05-2011<text:tab/>4007807<text:tab/>156.29<text:tab/>Air Sports<text:tab/>Parachutes<text:tab/>Anaheim<text:tab/>California<text:tab/>credit</text:p>
      <text:p text:style-name="P6">23939<text:tab/>09-22-2011<text:tab/>4004436<text:tab/>49.93<text:tab/>Air Sports<text:tab/>Parachutes<text:tab/>Sacramento<text:tab/>California<text:tab/>credit</text:p>
      <text:p text:style-name="P6">24008<text:tab/>04-04-2011<text:tab/>4008075<text:tab/>155.91<text:tab/>Air Sports<text:tab/>Air Suits<text:tab/>San Francisco<text:tab/>California<text:tab/>credit</text:p>
      <text:p text:style-name="P6">24180<text:tab/>10-03-2011<text:tab/>4005523<text:tab/>78.23<text:tab/>Air Sports<text:tab/>Parachutes<text:tab/>Sacramento<text:tab/>California<text:tab/>credit</text:p>
      <text:p text:style-name="P6">24262<text:tab/>01-31-2011<text:tab/>4001139<text:tab/>110.29<text:tab/>Air Sports<text:tab/>Hang Gliding<text:tab/>Sacramento<text:tab/>California<text:tab/>credit</text:p>
      <text:p text:style-name="P6"><text:soft-page-break/>24460<text:tab/>02-18-2011<text:tab/>4000815<text:tab/>96.17<text:tab/>Air Sports<text:tab/>Air Suits<text:tab/>Sacramento<text:tab/>California<text:tab/>credit</text:p>
      <text:p text:style-name="P6">24517<text:tab/>02-23-2011<text:tab/>4009753<text:tab/>5.91<text:tab/>Air Sports<text:tab/>Hang Gliding<text:tab/>Sacramento<text:tab/>California<text:tab/>credit</text:p>
      <text:p text:style-name="P6">24873<text:tab/>05-02-2011<text:tab/>4007194<text:tab/>97.49<text:tab/>Air Sports<text:tab/>Hang Gliding<text:tab/>San Jose<text:tab/>California<text:tab/>credit</text:p>
      <text:p text:style-name="P6">25163<text:tab/>10-15-2011<text:tab/>4008863<text:tab/>10.59<text:tab/>Air Sports<text:tab/>Parachutes<text:tab/>Oakland<text:tab/>California<text:tab/>cash</text:p>
      <text:p text:style-name="P6">25778<text:tab/>08-26-2011<text:tab/>4001479<text:tab/>82.11<text:tab/>Air Sports<text:tab/>Hang Gliding<text:tab/>Fremont<text:tab/>California<text:tab/>credit</text:p>
      <text:p text:style-name="P6">26630<text:tab/>01-05-2011<text:tab/>4005658<text:tab/>110.42<text:tab/>Air Sports<text:tab/>Hang Gliding<text:tab/>Sunnyvale<text:tab/>California<text:tab/>credit</text:p>
      <text:p text:style-name="P6">27448<text:tab/>01-01-2011<text:tab/>4006171<text:tab/>55.19<text:tab/>Air Sports<text:tab/>Hang Gliding<text:tab/>San Jose<text:tab/>California<text:tab/>credit</text:p>
      <text:p text:style-name="P6">27593<text:tab/>05-25-2011<text:tab/>4003745<text:tab/>41.03<text:tab/>Air Sports<text:tab/>Parachutes<text:tab/>Oakland<text:tab/>California<text:tab/>cash</text:p>
      <text:p text:style-name="P6">27921<text:tab/>09-04-2011<text:tab/>4000646<text:tab/>167.38<text:tab/>Air Sports<text:tab/>Hang Gliding<text:tab/>San Diego<text:tab/>California<text:tab/>credit</text:p>
      <text:p text:style-name="P6">27971<text:tab/>11-03-2011<text:tab/>4006186<text:tab/>139.41<text:tab/>Air Sports<text:tab/>Hang Gliding<text:tab/>Sacramento<text:tab/>California<text:tab/>credit</text:p>
      <text:p text:style-name="P6">28861<text:tab/>07-17-2011<text:tab/>4000971<text:tab/>84.38<text:tab/>Air Sports<text:tab/>Parachutes<text:tab/>Fremont<text:tab/>California<text:tab/>credit</text:p>
      <text:p text:style-name="P6">29941<text:tab/>02-07-2011<text:tab/>4002707<text:tab/>136.34<text:tab/>Air Sports<text:tab/>Hang Gliding<text:tab/>Orange<text:tab/>California<text:tab/>credit</text:p>
      <text:p text:style-name="P6">30221<text:tab/>09-13-2011<text:tab/>4007459<text:tab/>7.3<text:tab/>Air Sports<text:tab/>Air Suits<text:tab/>Sunnyvale<text:tab/>California<text:tab/>credit</text:p>
      <text:p text:style-name="P6">30907<text:tab/>02-28-2011<text:tab/>4006677<text:tab/>169.35<text:tab/>Air Sports<text:tab/>Parachutes<text:tab/>Long Beach<text:tab/>California<text:tab/>credit</text:p>
      <text:p text:style-name="P6">31264<text:tab/>09-05-2011<text:tab/>4008474<text:tab/>146.0<text:tab/>Air Sports<text:tab/>Hang Gliding<text:tab/>Orange<text:tab/>California<text:tab/>credit</text:p>
      <text:p text:style-name="P6">31491<text:tab/>11-25-2011<text:tab/>4004187<text:tab/>177.31<text:tab/>Air Sports<text:tab/>Parachutes<text:tab/>Pasadena<text:tab/>California<text:tab/>credit</text:p>
      <text:p text:style-name="P6">33452<text:tab/>12-05-2011<text:tab/>4008060<text:tab/>138.89<text:tab/>Air Sports<text:tab/>Hang Gliding<text:tab/>Long Beach<text:tab/>California<text:tab/>credit</text:p>
      <text:p text:style-name="P6">33557<text:tab/>08-19-2011<text:tab/>4009375<text:tab/>62.43<text:tab/>Air Sports<text:tab/>Hang Gliding<text:tab/>San Diego<text:tab/>California<text:tab/>credit</text:p>
      <text:p text:style-name="P6">34062<text:tab/>08-20-2011<text:tab/>4007293<text:tab/>50.87<text:tab/>Air Sports<text:tab/>Hang Gliding<text:tab/>San Diego<text:tab/>California<text:tab/>credit</text:p>
      <text:p text:style-name="P6"><text:soft-page-break/>34154<text:tab/>07-04-2011<text:tab/>4000528<text:tab/>59.83<text:tab/>Air Sports<text:tab/>Hang Gliding<text:tab/>San Jose<text:tab/>California<text:tab/>credit</text:p>
      <text:p text:style-name="P6">34631<text:tab/>10-24-2011<text:tab/>4009501<text:tab/>132.57<text:tab/>Air Sports<text:tab/>Hang Gliding<text:tab/>Santa Ana<text:tab/>California<text:tab/>credit</text:p>
      <text:p text:style-name="P6">34665<text:tab/>01-06-2011<text:tab/>4004603<text:tab/>193.03<text:tab/>Air Sports<text:tab/>Hang Gliding<text:tab/>Pasadena<text:tab/>California<text:tab/>credit</text:p>
      <text:p text:style-name="P6">34805<text:tab/>01-17-2011<text:tab/>4005111<text:tab/>186.96<text:tab/>Air Sports<text:tab/>Hang Gliding<text:tab/>Pasadena<text:tab/>California<text:tab/>credit</text:p>
      <text:p text:style-name="P6">35332<text:tab/>08-24-2011<text:tab/>4005887<text:tab/>71.68<text:tab/>Air Sports<text:tab/>Parachutes<text:tab/>San Diego<text:tab/>California<text:tab/>credit</text:p>
      <text:p text:style-name="P6">35673<text:tab/>11-08-2011<text:tab/>4000576<text:tab/>91.0<text:tab/>Air Sports<text:tab/>Air Suits<text:tab/>Oakland<text:tab/>California<text:tab/>credit</text:p>
      <text:p text:style-name="P6">35694<text:tab/>07-09-2011<text:tab/>4005025<text:tab/>8.65<text:tab/>Air Sports<text:tab/>Parachutes<text:tab/>Sacramento<text:tab/>California<text:tab/>cash</text:p>
      <text:p text:style-name="P6">35842<text:tab/>09-16-2011<text:tab/>4009900<text:tab/>176.95<text:tab/>Air Sports<text:tab/>Hang Gliding<text:tab/>Pasadena<text:tab/>California<text:tab/>credit</text:p>
      <text:p text:style-name="P6">35850<text:tab/>11-04-2011<text:tab/>4000743<text:tab/>132.03<text:tab/>Air Sports<text:tab/>Parachutes<text:tab/>Fremont<text:tab/>California<text:tab/>credit</text:p>
      <text:p text:style-name="P6">36145<text:tab/>07-10-2011<text:tab/>4006001<text:tab/>30.75<text:tab/>Air Sports<text:tab/>Parachutes<text:tab/>San Jose<text:tab/>California<text:tab/>cash</text:p>
      <text:p text:style-name="P6">36624<text:tab/>11-07-2011<text:tab/>4008368<text:tab/>107.34<text:tab/>Air Sports<text:tab/>Parachutes<text:tab/>Orange<text:tab/>California<text:tab/>credit</text:p>
      <text:p text:style-name="P6">36919<text:tab/>09-19-2011<text:tab/>4007877<text:tab/>151.97<text:tab/>Air Sports<text:tab/>Hang Gliding<text:tab/>Sunnyvale<text:tab/>California<text:tab/>credit</text:p>
      <text:p text:style-name="P6">36972<text:tab/>05-29-2011<text:tab/>4008890<text:tab/>83.98<text:tab/>Air Sports<text:tab/>Air Suits<text:tab/>Oakland<text:tab/>California<text:tab/>credit</text:p>
      <text:p text:style-name="P6">37074<text:tab/>08-26-2011<text:tab/>4007999<text:tab/>197.27<text:tab/>Air Sports<text:tab/>Parachutes<text:tab/>Pasadena<text:tab/>California<text:tab/>credit</text:p>
      <text:p text:style-name="P6">37369<text:tab/>05-15-2011<text:tab/>4007672<text:tab/>83.77<text:tab/>Air Sports<text:tab/>Parachutes<text:tab/>Fremont<text:tab/>California<text:tab/>credit</text:p>
      <text:p text:style-name="P6">37669<text:tab/>07-04-2011<text:tab/>4008401<text:tab/>10.64<text:tab/>Air Sports<text:tab/>Hang Gliding<text:tab/>Irvine<text:tab/>California<text:tab/>cash</text:p>
      <text:p text:style-name="P6">37760<text:tab/>10-10-2011<text:tab/>4001762<text:tab/>182.01<text:tab/>Air Sports<text:tab/>Parachutes<text:tab/>Berkeley<text:tab/>California<text:tab/>credit</text:p>
      <text:p text:style-name="P6">37891<text:tab/>10-18-2011<text:tab/>4006576<text:tab/>37.01<text:tab/>Air Sports<text:tab/>Air Suits<text:tab/>Sacramento<text:tab/>California<text:tab/>cash</text:p>
      <text:p text:style-name="P6">38552<text:tab/>06-29-2011<text:tab/>4000819<text:tab/>35.6<text:tab/>Air Sports<text:tab/>Parachutes<text:tab/>Sunnyvale<text:tab/>California<text:tab/>cash</text:p>
      <text:p text:style-name="P6"><text:soft-page-break/>38788<text:tab/>08-13-2011<text:tab/>4007230<text:tab/>173.97<text:tab/>Air Sports<text:tab/>Parachutes<text:tab/>Pasadena<text:tab/>California<text:tab/>credit</text:p>
      <text:p text:style-name="P6">39856<text:tab/>02-27-2011<text:tab/>4004266<text:tab/>150.47<text:tab/>Air Sports<text:tab/>Parachutes<text:tab/>San Jose<text:tab/>California<text:tab/>credit</text:p>
      <text:p text:style-name="P6">41081<text:tab/>07-21-2011<text:tab/>4006806<text:tab/>19.57<text:tab/>Air Sports<text:tab/>Parachutes<text:tab/>Los Angeles<text:tab/>California<text:tab/>cash</text:p>
      <text:p text:style-name="P6">41307<text:tab/>05-12-2011<text:tab/>4002351<text:tab/>72.57<text:tab/>Air Sports<text:tab/>Hang Gliding<text:tab/>Santa Ana<text:tab/>California<text:tab/>credit</text:p>
      <text:p text:style-name="P6">41771<text:tab/>09-06-2011<text:tab/>4003814<text:tab/>51.29<text:tab/>Air Sports<text:tab/>Hang Gliding<text:tab/>Berkeley<text:tab/>California<text:tab/>credit</text:p>
      <text:p text:style-name="P6">42127<text:tab/>05-16-2011<text:tab/>4005516<text:tab/>170.18<text:tab/>Air Sports<text:tab/>Parachutes<text:tab/>San Jose<text:tab/>California<text:tab/>credit</text:p>
      <text:p text:style-name="P6">42278<text:tab/>08-27-2011<text:tab/>4009391<text:tab/>77.87<text:tab/>Air Sports<text:tab/>Air Suits<text:tab/>San Diego<text:tab/>California<text:tab/>credit</text:p>
      <text:p text:style-name="P6">42557<text:tab/>07-29-2011<text:tab/>4003519<text:tab/>114.9<text:tab/>Air Sports<text:tab/>Hang Gliding<text:tab/>Oakland<text:tab/>California<text:tab/>credit</text:p>
      <text:p text:style-name="P6">42750<text:tab/>06-07-2011<text:tab/>4006873<text:tab/>54.5<text:tab/>Air Sports<text:tab/>Air Suits<text:tab/>Sacramento<text:tab/>California<text:tab/>credit</text:p>
      <text:p text:style-name="P6">42832<text:tab/>06-16-2011<text:tab/>4008197<text:tab/>163.06<text:tab/>Air Sports<text:tab/>Parachutes<text:tab/>Los Angeles<text:tab/>California<text:tab/>credit</text:p>
      <text:p text:style-name="P6">43369<text:tab/>10-27-2011<text:tab/>4000684<text:tab/>157.97<text:tab/>Air Sports<text:tab/>Parachutes<text:tab/>San Jose<text:tab/>California<text:tab/>credit</text:p>
      <text:p text:style-name="P6">44439<text:tab/>01-04-2011<text:tab/>4000984<text:tab/>143.91<text:tab/>Air Sports<text:tab/>Parachutes<text:tab/>San Diego<text:tab/>California<text:tab/>credit</text:p>
      <text:p text:style-name="P6">44789<text:tab/>09-09-2011<text:tab/>4004475<text:tab/>143.94<text:tab/>Air Sports<text:tab/>Hang Gliding<text:tab/>Irvine<text:tab/>California<text:tab/>credit</text:p>
      <text:p text:style-name="P6">44829<text:tab/>06-27-2011<text:tab/>4007568<text:tab/>50.43<text:tab/>Air Sports<text:tab/>Hang Gliding<text:tab/>Sacramento<text:tab/>California<text:tab/>credit</text:p>
      <text:p text:style-name="P6">44883<text:tab/>05-15-2011<text:tab/>4006476<text:tab/>69.84<text:tab/>Air Sports<text:tab/>Parachutes<text:tab/>Berkeley<text:tab/>California<text:tab/>credit</text:p>
      <text:p text:style-name="P6">44943<text:tab/>11-07-2011<text:tab/>4007430<text:tab/>50.87<text:tab/>Air Sports<text:tab/>Parachutes<text:tab/>Anaheim<text:tab/>California<text:tab/>credit</text:p>
      <text:p text:style-name="P6">44995<text:tab/>03-12-2011<text:tab/>4009838<text:tab/>102.33<text:tab/>Air Sports<text:tab/>Air Suits<text:tab/>Anaheim<text:tab/>California<text:tab/>credit</text:p>
      <text:p text:style-name="P6">45248<text:tab/>07-22-2011<text:tab/>4004933<text:tab/>25.1<text:tab/>Air Sports<text:tab/>Hang Gliding<text:tab/>Fremont<text:tab/>California<text:tab/>cash</text:p>
      <text:p text:style-name="P6">45302<text:tab/>08-18-2011<text:tab/>4009573<text:tab/>102.84<text:tab/>Air Sports<text:tab/>Hang Gliding<text:tab/>Long Beach<text:tab/>California<text:tab/>credit</text:p>
      <text:p text:style-name="P6"><text:soft-page-break/>45835<text:tab/>03-16-2011<text:tab/>4005456<text:tab/>67.65<text:tab/>Air Sports<text:tab/>Parachutes<text:tab/>Orange<text:tab/>California<text:tab/>credit</text:p>
      <text:p text:style-name="P6">45910<text:tab/>07-29-2011<text:tab/>4007897<text:tab/>63.36<text:tab/>Air Sports<text:tab/>Hang Gliding<text:tab/>Sunnyvale<text:tab/>California<text:tab/>credit</text:p>
      <text:p text:style-name="P6">46505<text:tab/>02-26-2011<text:tab/>4005484<text:tab/>12.67<text:tab/>Air Sports<text:tab/>Hang Gliding<text:tab/>Los Angeles<text:tab/>California<text:tab/>credit</text:p>
      <text:p text:style-name="P6">47687<text:tab/>10-30-2011<text:tab/>4002699<text:tab/>21.9<text:tab/>Air Sports<text:tab/>Hang Gliding<text:tab/>San Diego<text:tab/>California<text:tab/>cash</text:p>
      <text:p text:style-name="P6">47699<text:tab/>02-25-2011<text:tab/>4003209<text:tab/>67.48<text:tab/>Air Sports<text:tab/>Parachutes<text:tab/>Long Beach<text:tab/>California<text:tab/>credit</text:p>
      <text:p text:style-name="P6">47739<text:tab/>08-02-2011<text:tab/>4003201<text:tab/>165.2<text:tab/>Air Sports<text:tab/>Parachutes<text:tab/>Anaheim<text:tab/>California<text:tab/>credit</text:p>
      <text:p text:style-name="P6">49356<text:tab/>03-25-2011<text:tab/>4008577<text:tab/>73.61<text:tab/>Air Sports<text:tab/>Parachutes<text:tab/>Pasadena<text:tab/>California<text:tab/>credit</text:p>
      <text:p text:style-name="P6">49560<text:tab/>09-24-2011<text:tab/>4002931<text:tab/>137.24<text:tab/>Air Sports<text:tab/>Parachutes<text:tab/>Berkeley<text:tab/>California<text:tab/>credit</text:p>
      <text:p text:style-name="P5"/>
      <text:p text:style-name="P4"/>
      <text:p text:style-name="P4">select * from txnrecsByCat where category='Air Sports' and state='California';</text:p>
      <text:p text:style-name="P4"/>
      <text:p text:style-name="P5">txnrecsbycat.txnno<text:tab/>txnrecsbycat.txndate<text:tab/>txnrecsbycat.custno<text:tab/>txnrecsbycat.amount<text:tab/>txnrecsbycat.product<text:tab/>txnrecsbycat.city<text:tab/>txnrecsbycat.state<text:tab/>txnrecsbycat.spendby<text:tab/>txnrecsbycat.category</text:p>
      <text:p text:style-name="P5">13317<text:tab/>09-15-2011<text:tab/>4008212<text:tab/>22.24<text:tab/>Parachutes<text:tab/>Irvine<text:tab/>California<text:tab/>credit<text:tab/>Air Sports</text:p>
      <text:p text:style-name="P5">23777<text:tab/>12-05-2011<text:tab/>4007807<text:tab/>156.29<text:tab/>Parachutes<text:tab/>Anaheim<text:tab/>California<text:tab/>credit<text:tab/>Air Sports</text:p>
      <text:p text:style-name="P5">23939<text:tab/>09-22-2011<text:tab/>4004436<text:tab/>49.93<text:tab/>Parachutes<text:tab/>Sacramento<text:tab/>California<text:tab/>credit<text:tab/>Air Sports</text:p>
      <text:p text:style-name="P5">24008<text:tab/>04-04-2011<text:tab/>4008075<text:tab/>155.91<text:tab/>Air Suits<text:tab/>San Francisco<text:tab/>California<text:tab/>credit<text:tab/>Air Sports</text:p>
      <text:p text:style-name="P5">24180<text:tab/>10-03-2011<text:tab/>4005523<text:tab/>78.23<text:tab/>Parachutes<text:tab/>Sacramento<text:tab/>California<text:tab/>credit<text:tab/>Air Sports</text:p>
      <text:p text:style-name="P5">24262<text:tab/>01-31-2011<text:tab/>4001139<text:tab/>110.29<text:tab/>Hang Gliding<text:tab/>Sacramento<text:tab/>California<text:tab/>credit<text:tab/>Air Sports</text:p>
      <text:p text:style-name="P5">5486<text:tab/>07-02-2011<text:tab/>4008052<text:tab/>68.76<text:tab/>Parachutes<text:tab/>Los Angeles<text:tab/>California<text:tab/>credit<text:tab/>Air Sports</text:p>
      <text:p text:style-name="P5">24460<text:tab/>02-18-2011<text:tab/>4000815<text:tab/>96.17<text:tab/>Air Suits<text:tab/>Sacramento<text:tab/>California<text:tab/>credit<text:tab/>Air Sports</text:p>
      <text:p text:style-name="P5"><text:soft-page-break/>47687<text:tab/>10-30-2011<text:tab/>4002699<text:tab/>21.9<text:tab/>Hang Gliding<text:tab/>San Diego<text:tab/>California<text:tab/>cash<text:tab/>Air Sports</text:p>
      <text:p text:style-name="P5">24517<text:tab/>02-23-2011<text:tab/>4009753<text:tab/>5.91<text:tab/>Hang Gliding<text:tab/>Sacramento<text:tab/>California<text:tab/>credit<text:tab/>Air Sports</text:p>
      <text:p text:style-name="P5">47699<text:tab/>02-25-2011<text:tab/>4003209<text:tab/>67.48<text:tab/>Parachutes<text:tab/>Long Beach<text:tab/>California<text:tab/>credit<text:tab/>Air Sports</text:p>
      <text:p text:style-name="P5">24873<text:tab/>05-02-2011<text:tab/>4007194<text:tab/>97.49<text:tab/>Hang Gliding<text:tab/>San Jose<text:tab/>California<text:tab/>credit<text:tab/>Air Sports</text:p>
      <text:p text:style-name="P5">47739<text:tab/>08-02-2011<text:tab/>4003201<text:tab/>165.2<text:tab/>Parachutes<text:tab/>Anaheim<text:tab/>California<text:tab/>credit<text:tab/>Air Sports</text:p>
      <text:p text:style-name="P5">25163<text:tab/>10-15-2011<text:tab/>4008863<text:tab/>10.59<text:tab/>Parachutes<text:tab/>Oakland<text:tab/>California<text:tab/>cash<text:tab/>Air Sports</text:p>
      <text:p text:style-name="P5">13260<text:tab/>09-13-2011<text:tab/>4000147<text:tab/>112.99<text:tab/>Parachutes<text:tab/>Sacramento<text:tab/>California<text:tab/>credit<text:tab/>Air Sports</text:p>
      <text:p text:style-name="P5">9481<text:tab/>12-28-2011<text:tab/>4004585<text:tab/>67.77<text:tab/>Hang Gliding<text:tab/>Santa Ana<text:tab/>California<text:tab/>credit<text:tab/>Air Sports</text:p>
      <text:p text:style-name="P5">680<text:tab/>02-15-2011<text:tab/>4005150<text:tab/>47.47<text:tab/>Air Suits<text:tab/>Sunnyvale<text:tab/>California<text:tab/>cash<text:tab/>Air Sports</text:p>
      <text:p text:style-name="P5">9510<text:tab/>03-01-2011<text:tab/>4005664<text:tab/>126.52<text:tab/>Parachutes<text:tab/>Long Beach<text:tab/>California<text:tab/>credit<text:tab/>Air Sports</text:p>
      <text:p text:style-name="P5">25778<text:tab/>08-26-2011<text:tab/>4001479<text:tab/>82.11<text:tab/>Hang Gliding<text:tab/>Fremont<text:tab/>California<text:tab/>credit<text:tab/>Air Sports</text:p>
      <text:p text:style-name="P5">5163<text:tab/>12-05-2011<text:tab/>4006677<text:tab/>37.62<text:tab/>Hang Gliding<text:tab/>Fremont<text:tab/>California<text:tab/>cash<text:tab/>Air Sports</text:p>
      <text:p text:style-name="P5">5162<text:tab/>07-16-2011<text:tab/>4009650<text:tab/>102.72<text:tab/>Hang Gliding<text:tab/>San Diego<text:tab/>California<text:tab/>credit<text:tab/>Air Sports</text:p>
      <text:p text:style-name="P5">26630<text:tab/>01-05-2011<text:tab/>4005658<text:tab/>110.42<text:tab/>Hang Gliding<text:tab/>Sunnyvale<text:tab/>California<text:tab/>credit<text:tab/>Air Sports</text:p>
      <text:p text:style-name="P5">13216<text:tab/>08-30-2011<text:tab/>4006540<text:tab/>140.79<text:tab/>Parachutes<text:tab/>San Diego<text:tab/>California<text:tab/>credit<text:tab/>Air Sports</text:p>
      <text:p text:style-name="P5">27448<text:tab/>01-01-2011<text:tab/>4006171<text:tab/>55.19<text:tab/>Hang Gliding<text:tab/>San Jose<text:tab/>California<text:tab/>credit<text:tab/>Air Sports</text:p>
      <text:p text:style-name="P5">27593<text:tab/>05-25-2011<text:tab/>4003745<text:tab/>41.03<text:tab/>Parachutes<text:tab/>Oakland<text:tab/>California<text:tab/>cash<text:tab/>Air Sports</text:p>
      <text:p text:style-name="P5">27921<text:tab/>09-04-2011<text:tab/>4000646<text:tab/>167.38<text:tab/>Hang Gliding<text:tab/>San Diego<text:tab/>California<text:tab/>credit<text:tab/>Air Sports</text:p>
      <text:p text:style-name="P5">27971<text:tab/>11-03-2011<text:tab/>4006186<text:tab/>139.41<text:tab/>Hang Gliding<text:tab/>Sacramento<text:tab/>California<text:tab/>credit<text:tab/>Air Sports</text:p>
      <text:p text:style-name="P5"><text:soft-page-break/>4712<text:tab/>04-23-2011<text:tab/>4007475<text:tab/>137.12<text:tab/>Hang Gliding<text:tab/>Berkeley<text:tab/>California<text:tab/>credit<text:tab/>Air Sports</text:p>
      <text:p text:style-name="P5">17233<text:tab/>10-06-2011<text:tab/>4001912<text:tab/>7.31<text:tab/>Parachutes<text:tab/>Oakland<text:tab/>California<text:tab/>credit<text:tab/>Air Sports</text:p>
      <text:p text:style-name="P5">28861<text:tab/>07-17-2011<text:tab/>4000971<text:tab/>84.38<text:tab/>Parachutes<text:tab/>Fremont<text:tab/>California<text:tab/>credit<text:tab/>Air Sports</text:p>
      <text:p text:style-name="P5">418<text:tab/>11-07-2011<text:tab/>4002259<text:tab/>112.98<text:tab/>Air Suits<text:tab/>San Francisco<text:tab/>California<text:tab/>credit<text:tab/>Air Sports</text:p>
      <text:p text:style-name="P5">17057<text:tab/>03-15-2011<text:tab/>4002426<text:tab/>35.96<text:tab/>Parachutes<text:tab/>Fremont<text:tab/>California<text:tab/>cash<text:tab/>Air Sports</text:p>
      <text:p text:style-name="P5">29941<text:tab/>02-07-2011<text:tab/>4002707<text:tab/>136.34<text:tab/>Hang Gliding<text:tab/>Orange<text:tab/>California<text:tab/>credit<text:tab/>Air Sports</text:p>
      <text:p text:style-name="P5">4327<text:tab/>03-07-2011<text:tab/>4004962<text:tab/>79.6<text:tab/>Hang Gliding<text:tab/>Berkeley<text:tab/>California<text:tab/>credit<text:tab/>Air Sports</text:p>
      <text:p text:style-name="P5">30221<text:tab/>09-13-2011<text:tab/>4007459<text:tab/>7.3<text:tab/>Air Suits<text:tab/>Sunnyvale<text:tab/>California<text:tab/>credit<text:tab/>Air Sports</text:p>
      <text:p text:style-name="P5">4232<text:tab/>11-07-2011<text:tab/>4001713<text:tab/>191.62<text:tab/>Air Suits<text:tab/>Sunnyvale<text:tab/>California<text:tab/>credit<text:tab/>Air Sports</text:p>
      <text:p text:style-name="P5">16773<text:tab/>12-08-2011<text:tab/>4006981<text:tab/>56.72<text:tab/>Hang Gliding<text:tab/>Oakland<text:tab/>California<text:tab/>credit<text:tab/>Air Sports</text:p>
      <text:p text:style-name="P5">10187<text:tab/>10-20-2011<text:tab/>4004447<text:tab/>172.71<text:tab/>Parachutes<text:tab/>Oakland<text:tab/>California<text:tab/>credit<text:tab/>Air Sports</text:p>
      <text:p text:style-name="P5">30907<text:tab/>02-28-2011<text:tab/>4006677<text:tab/>169.35<text:tab/>Parachutes<text:tab/>Long Beach<text:tab/>California<text:tab/>credit<text:tab/>Air Sports</text:p>
      <text:p text:style-name="P5">10203<text:tab/>03-27-2011<text:tab/>4001774<text:tab/>37.63<text:tab/>Parachutes<text:tab/>Berkeley<text:tab/>California<text:tab/>credit<text:tab/>Air Sports</text:p>
      <text:p text:style-name="P5">31264<text:tab/>09-05-2011<text:tab/>4008474<text:tab/>146.0<text:tab/>Hang Gliding<text:tab/>Orange<text:tab/>California<text:tab/>credit<text:tab/>Air Sports</text:p>
      <text:p text:style-name="P5">16645<text:tab/>03-18-2011<text:tab/>4000527<text:tab/>113.91<text:tab/>Hang Gliding<text:tab/>Fremont<text:tab/>California<text:tab/>credit<text:tab/>Air Sports</text:p>
      <text:p text:style-name="P5">31491<text:tab/>11-25-2011<text:tab/>4004187<text:tab/>177.31<text:tab/>Parachutes<text:tab/>Pasadena<text:tab/>California<text:tab/>credit<text:tab/>Air Sports</text:p>
      <text:p text:style-name="P5">8032<text:tab/>01-12-2011<text:tab/>4005293<text:tab/>80.68<text:tab/>Parachutes<text:tab/>Oakland<text:tab/>California<text:tab/>credit<text:tab/>Air Sports</text:p>
      <text:p text:style-name="P5">16507<text:tab/>07-09-2011<text:tab/>4003012<text:tab/>29.22<text:tab/>Hang Gliding<text:tab/>Sacramento<text:tab/>California<text:tab/>credit<text:tab/>Air Sports</text:p>
      <text:p text:style-name="P5">13042<text:tab/>01-22-2011<text:tab/>4000214<text:tab/>122.55<text:tab/>Hang Gliding<text:tab/>Irvine<text:tab/>California<text:tab/>credit<text:tab/>Air Sports</text:p>
      <text:p text:style-name="P5"><text:soft-page-break/>12565<text:tab/>09-08-2011<text:tab/>4007329<text:tab/>53.48<text:tab/>Parachutes<text:tab/>San Jose<text:tab/>California<text:tab/>credit<text:tab/>Air Sports</text:p>
      <text:p text:style-name="P5">3719<text:tab/>07-17-2011<text:tab/>4002359<text:tab/>9.78<text:tab/>Air Suits<text:tab/>San Francisco<text:tab/>California<text:tab/>credit<text:tab/>Air Sports</text:p>
      <text:p text:style-name="P5">33452<text:tab/>12-05-2011<text:tab/>4008060<text:tab/>138.89<text:tab/>Hang Gliding<text:tab/>Long Beach<text:tab/>California<text:tab/>credit<text:tab/>Air Sports</text:p>
      <text:p text:style-name="P5">33557<text:tab/>08-19-2011<text:tab/>4009375<text:tab/>62.43<text:tab/>Hang Gliding<text:tab/>San Diego<text:tab/>California<text:tab/>credit<text:tab/>Air Sports</text:p>
      <text:p text:style-name="P5">34062<text:tab/>08-20-2011<text:tab/>4007293<text:tab/>50.87<text:tab/>Hang Gliding<text:tab/>San Diego<text:tab/>California<text:tab/>credit<text:tab/>Air Sports</text:p>
      <text:p text:style-name="P5">34154<text:tab/>07-04-2011<text:tab/>4000528<text:tab/>59.83<text:tab/>Hang Gliding<text:tab/>San Jose<text:tab/>California<text:tab/>credit<text:tab/>Air Sports</text:p>
      <text:p text:style-name="P5">34631<text:tab/>10-24-2011<text:tab/>4009501<text:tab/>132.57<text:tab/>Hang Gliding<text:tab/>Santa Ana<text:tab/>California<text:tab/>credit<text:tab/>Air Sports</text:p>
      <text:p text:style-name="P5">34665<text:tab/>01-06-2011<text:tab/>4004603<text:tab/>193.03<text:tab/>Hang Gliding<text:tab/>Pasadena<text:tab/>California<text:tab/>credit<text:tab/>Air Sports</text:p>
      <text:p text:style-name="P5">34805<text:tab/>01-17-2011<text:tab/>4005111<text:tab/>186.96<text:tab/>Hang Gliding<text:tab/>Pasadena<text:tab/>California<text:tab/>credit<text:tab/>Air Sports</text:p>
      <text:p text:style-name="P5">10674<text:tab/>06-13-2011<text:tab/>4003372<text:tab/>25.84<text:tab/>Hang Gliding<text:tab/>Fremont<text:tab/>California<text:tab/>cash<text:tab/>Air Sports</text:p>
      <text:p text:style-name="P5">35332<text:tab/>08-24-2011<text:tab/>4005887<text:tab/>71.68<text:tab/>Parachutes<text:tab/>San Diego<text:tab/>California<text:tab/>credit<text:tab/>Air Sports</text:p>
      <text:p text:style-name="P5">35673<text:tab/>11-08-2011<text:tab/>4000576<text:tab/>91.0<text:tab/>Air Suits<text:tab/>Oakland<text:tab/>California<text:tab/>credit<text:tab/>Air Sports</text:p>
      <text:p text:style-name="P5">35694<text:tab/>07-09-2011<text:tab/>4005025<text:tab/>8.65<text:tab/>Parachutes<text:tab/>Sacramento<text:tab/>California<text:tab/>cash<text:tab/>Air Sports</text:p>
      <text:p text:style-name="P5">35842<text:tab/>09-16-2011<text:tab/>4009900<text:tab/>176.95<text:tab/>Hang Gliding<text:tab/>Pasadena<text:tab/>California<text:tab/>credit<text:tab/>Air Sports</text:p>
      <text:p text:style-name="P5">35850<text:tab/>11-04-2011<text:tab/>4000743<text:tab/>132.03<text:tab/>Parachutes<text:tab/>Fremont<text:tab/>California<text:tab/>credit<text:tab/>Air Sports</text:p>
      <text:p text:style-name="P5">36145<text:tab/>07-10-2011<text:tab/>4006001<text:tab/>30.75<text:tab/>Parachutes<text:tab/>San Jose<text:tab/>California<text:tab/>cash<text:tab/>Air Sports</text:p>
      <text:p text:style-name="P5">8379<text:tab/>03-24-2011<text:tab/>4007418<text:tab/>87.74<text:tab/>Hang Gliding<text:tab/>Pasadena<text:tab/>California<text:tab/>credit<text:tab/>Air Sports</text:p>
      <text:p text:style-name="P5">36624<text:tab/>11-07-2011<text:tab/>4008368<text:tab/>107.34<text:tab/>Parachutes<text:tab/>Orange<text:tab/>California<text:tab/>credit<text:tab/>Air Sports</text:p>
      <text:p text:style-name="P5">15425<text:tab/>03-22-2011<text:tab/>4006618<text:tab/>137.4<text:tab/>Air Suits<text:tab/>Pasadena<text:tab/>California<text:tab/>credit<text:tab/>Air Sports</text:p>
      <text:p text:style-name="P5"><text:soft-page-break/>36919<text:tab/>09-19-2011<text:tab/>4007877<text:tab/>151.97<text:tab/>Hang Gliding<text:tab/>Sunnyvale<text:tab/>California<text:tab/>credit<text:tab/>Air Sports</text:p>
      <text:p text:style-name="P5">36972<text:tab/>05-29-2011<text:tab/>4008890<text:tab/>83.98<text:tab/>Air Suits<text:tab/>Oakland<text:tab/>California<text:tab/>credit<text:tab/>Air Sports</text:p>
      <text:p text:style-name="P5">37074<text:tab/>08-26-2011<text:tab/>4007999<text:tab/>197.27<text:tab/>Parachutes<text:tab/>Pasadena<text:tab/>California<text:tab/>credit<text:tab/>Air Sports</text:p>
      <text:p text:style-name="P5">10956<text:tab/>09-17-2011<text:tab/>4007262<text:tab/>161.1<text:tab/>Hang Gliding<text:tab/>Orange<text:tab/>California<text:tab/>credit<text:tab/>Air Sports</text:p>
      <text:p text:style-name="P5">37369<text:tab/>05-15-2011<text:tab/>4007672<text:tab/>83.77<text:tab/>Parachutes<text:tab/>Fremont<text:tab/>California<text:tab/>credit<text:tab/>Air Sports</text:p>
      <text:p text:style-name="P5">37669<text:tab/>07-04-2011<text:tab/>4008401<text:tab/>10.64<text:tab/>Hang Gliding<text:tab/>Irvine<text:tab/>California<text:tab/>cash<text:tab/>Air Sports</text:p>
      <text:p text:style-name="P5">37760<text:tab/>10-10-2011<text:tab/>4001762<text:tab/>182.01<text:tab/>Parachutes<text:tab/>Berkeley<text:tab/>California<text:tab/>credit<text:tab/>Air Sports</text:p>
      <text:p text:style-name="P5">37891<text:tab/>10-18-2011<text:tab/>4006576<text:tab/>37.01<text:tab/>Air Suits<text:tab/>Sacramento<text:tab/>California<text:tab/>cash<text:tab/>Air Sports</text:p>
      <text:p text:style-name="P5">253<text:tab/>07-31-2011<text:tab/>4008815<text:tab/>78.35<text:tab/>Hang Gliding<text:tab/>Anaheim<text:tab/>California<text:tab/>credit<text:tab/>Air Sports</text:p>
      <text:p text:style-name="P5">38552<text:tab/>06-29-2011<text:tab/>4000819<text:tab/>35.6<text:tab/>Parachutes<text:tab/>Sunnyvale<text:tab/>California<text:tab/>cash<text:tab/>Air Sports</text:p>
      <text:p text:style-name="P5">38788<text:tab/>08-13-2011<text:tab/>4007230<text:tab/>173.97<text:tab/>Parachutes<text:tab/>Pasadena<text:tab/>California<text:tab/>credit<text:tab/>Air Sports</text:p>
      <text:p text:style-name="P5">39856<text:tab/>02-27-2011<text:tab/>4004266<text:tab/>150.47<text:tab/>Parachutes<text:tab/>San Jose<text:tab/>California<text:tab/>credit<text:tab/>Air Sports</text:p>
      <text:p text:style-name="P5">11287<text:tab/>07-20-2011<text:tab/>4005929<text:tab/>110.76<text:tab/>Parachutes<text:tab/>Berkeley<text:tab/>California<text:tab/>credit<text:tab/>Air Sports</text:p>
      <text:p text:style-name="P5">14700<text:tab/>06-07-2011<text:tab/>4000443<text:tab/>104.73<text:tab/>Hang Gliding<text:tab/>Orange<text:tab/>California<text:tab/>credit<text:tab/>Air Sports</text:p>
      <text:p text:style-name="P5">2144<text:tab/>04-08-2011<text:tab/>4008925<text:tab/>88.33<text:tab/>Hang Gliding<text:tab/>Los Angeles<text:tab/>California<text:tab/>credit<text:tab/>Air Sports</text:p>
      <text:p text:style-name="P5">41081<text:tab/>07-21-2011<text:tab/>4006806<text:tab/>19.57<text:tab/>Parachutes<text:tab/>Los Angeles<text:tab/>California<text:tab/>cash<text:tab/>Air Sports</text:p>
      <text:p text:style-name="P5">46505<text:tab/>02-26-2011<text:tab/>4005484<text:tab/>12.67<text:tab/>Hang Gliding<text:tab/>Los Angeles<text:tab/>California<text:tab/>credit<text:tab/>Air Sports</text:p>
      <text:p text:style-name="P5">737<text:tab/>07-23-2011<text:tab/>4006137<text:tab/>38.84<text:tab/>Hang Gliding<text:tab/>Irvine<text:tab/>California<text:tab/>credit<text:tab/>Air Sports</text:p>
      <text:p text:style-name="P5">12774<text:tab/>10-10-2011<text:tab/>4003249<text:tab/>57.03<text:tab/>Air Suits<text:tab/>Anaheim<text:tab/>California<text:tab/>credit<text:tab/>Air Sports</text:p>
      <text:p text:style-name="P5"><text:soft-page-break/>41307<text:tab/>05-12-2011<text:tab/>4002351<text:tab/>72.57<text:tab/>Hang Gliding<text:tab/>Santa Ana<text:tab/>California<text:tab/>credit<text:tab/>Air Sports</text:p>
      <text:p text:style-name="P5">41771<text:tab/>09-06-2011<text:tab/>4003814<text:tab/>51.29<text:tab/>Hang Gliding<text:tab/>Berkeley<text:tab/>California<text:tab/>credit<text:tab/>Air Sports</text:p>
      <text:p text:style-name="P5">11540<text:tab/>03-28-2011<text:tab/>4004941<text:tab/>100.8<text:tab/>Hang Gliding<text:tab/>Santa Ana<text:tab/>California<text:tab/>credit<text:tab/>Air Sports</text:p>
      <text:p text:style-name="P5">1858<text:tab/>04-04-2011<text:tab/>4000360<text:tab/>159.52<text:tab/>Air Suits<text:tab/>Long Beach<text:tab/>California<text:tab/>credit<text:tab/>Air Sports</text:p>
      <text:p text:style-name="P5">11562<text:tab/>11-28-2011<text:tab/>4003228<text:tab/>181.02<text:tab/>Parachutes<text:tab/>Sunnyvale<text:tab/>California<text:tab/>credit<text:tab/>Air Sports</text:p>
      <text:p text:style-name="P5">42127<text:tab/>05-16-2011<text:tab/>4005516<text:tab/>170.18<text:tab/>Parachutes<text:tab/>San Jose<text:tab/>California<text:tab/>credit<text:tab/>Air Sports</text:p>
      <text:p text:style-name="P5">8212<text:tab/>11-28-2011<text:tab/>4001458<text:tab/>79.79<text:tab/>Parachutes<text:tab/>Sunnyvale<text:tab/>California<text:tab/>credit<text:tab/>Air Sports</text:p>
      <text:p text:style-name="P5">11583<text:tab/>06-25-2011<text:tab/>4004279<text:tab/>89.41<text:tab/>Parachutes<text:tab/>Orange<text:tab/>California<text:tab/>credit<text:tab/>Air Sports</text:p>
      <text:p text:style-name="P5">42278<text:tab/>08-27-2011<text:tab/>4009391<text:tab/>77.87<text:tab/>Air Suits<text:tab/>San Diego<text:tab/>California<text:tab/>credit<text:tab/>Air Sports</text:p>
      <text:p text:style-name="P5">42557<text:tab/>07-29-2011<text:tab/>4003519<text:tab/>114.9<text:tab/>Hang Gliding<text:tab/>Oakland<text:tab/>California<text:tab/>credit<text:tab/>Air Sports</text:p>
      <text:p text:style-name="P5">42750<text:tab/>06-07-2011<text:tab/>4006873<text:tab/>54.5<text:tab/>Air Suits<text:tab/>Sacramento<text:tab/>California<text:tab/>credit<text:tab/>Air Sports</text:p>
      <text:p text:style-name="P5">42832<text:tab/>06-16-2011<text:tab/>4008197<text:tab/>163.06<text:tab/>Parachutes<text:tab/>Los Angeles<text:tab/>California<text:tab/>credit<text:tab/>Air Sports</text:p>
      <text:p text:style-name="P5">49356<text:tab/>03-25-2011<text:tab/>4008577<text:tab/>73.61<text:tab/>Parachutes<text:tab/>Pasadena<text:tab/>California<text:tab/>credit<text:tab/>Air Sports</text:p>
      <text:p text:style-name="P5">43369<text:tab/>10-27-2011<text:tab/>4000684<text:tab/>157.97<text:tab/>Parachutes<text:tab/>San Jose<text:tab/>California<text:tab/>credit<text:tab/>Air Sports</text:p>
      <text:p text:style-name="P5">12715<text:tab/>12-13-2011<text:tab/>4005690<text:tab/>92.19<text:tab/>Hang Gliding<text:tab/>Irvine<text:tab/>California<text:tab/>credit<text:tab/>Air Sports</text:p>
      <text:p text:style-name="P5">1368<text:tab/>01-20-2011<text:tab/>4006741<text:tab/>84.09<text:tab/>Hang Gliding<text:tab/>Pasadena<text:tab/>California<text:tab/>credit<text:tab/>Air Sports</text:p>
      <text:p text:style-name="P5">44439<text:tab/>01-04-2011<text:tab/>4000984<text:tab/>143.91<text:tab/>Parachutes<text:tab/>San Diego<text:tab/>California<text:tab/>credit<text:tab/>Air Sports</text:p>
      <text:p text:style-name="P5">44789<text:tab/>09-09-2011<text:tab/>4004475<text:tab/>143.94<text:tab/>Hang Gliding<text:tab/>Irvine<text:tab/>California<text:tab/>credit<text:tab/>Air Sports</text:p>
      <text:p text:style-name="P5">44829<text:tab/>06-27-2011<text:tab/>4007568<text:tab/>50.43<text:tab/>Hang Gliding<text:tab/>Sacramento<text:tab/>California<text:tab/>credit<text:tab/>Air Sports</text:p>
      <text:p text:style-name="P5"><text:soft-page-break/>44883<text:tab/>05-15-2011<text:tab/>4006476<text:tab/>69.84<text:tab/>Parachutes<text:tab/>Berkeley<text:tab/>California<text:tab/>credit<text:tab/>Air Sports</text:p>
      <text:p text:style-name="P5">49560<text:tab/>09-24-2011<text:tab/>4002931<text:tab/>137.24<text:tab/>Parachutes<text:tab/>Berkeley<text:tab/>California<text:tab/>credit<text:tab/>Air Sports</text:p>
      <text:p text:style-name="P5">44943<text:tab/>11-07-2011<text:tab/>4007430<text:tab/>50.87<text:tab/>Parachutes<text:tab/>Anaheim<text:tab/>California<text:tab/>credit<text:tab/>Air Sports</text:p>
      <text:p text:style-name="P5">44995<text:tab/>03-12-2011<text:tab/>4009838<text:tab/>102.33<text:tab/>Air Suits<text:tab/>Anaheim<text:tab/>California<text:tab/>credit<text:tab/>Air Sports</text:p>
      <text:p text:style-name="P5">45248<text:tab/>07-22-2011<text:tab/>4004933<text:tab/>25.1<text:tab/>Hang Gliding<text:tab/>Fremont<text:tab/>California<text:tab/>cash<text:tab/>Air Sports</text:p>
      <text:p text:style-name="P5">45302<text:tab/>08-18-2011<text:tab/>4009573<text:tab/>102.84<text:tab/>Hang Gliding<text:tab/>Long Beach<text:tab/>California<text:tab/>credit<text:tab/>Air Sports</text:p>
      <text:p text:style-name="P5">7985<text:tab/>08-11-2011<text:tab/>4005773<text:tab/>121.34<text:tab/>Hang Gliding<text:tab/>Long Beach<text:tab/>California<text:tab/>credit<text:tab/>Air Sports</text:p>
      <text:p text:style-name="P5">45835<text:tab/>03-16-2011<text:tab/>4005456<text:tab/>67.65<text:tab/>Parachutes<text:tab/>Orange<text:tab/>California<text:tab/>credit<text:tab/>Air Sports</text:p>
      <text:p text:style-name="P5">45910<text:tab/>07-29-2011<text:tab/>4007897<text:tab/>63.36<text:tab/>Hang Gliding<text:tab/>Sunnyvale<text:tab/>California<text:tab/>credit<text:tab/>Air Sports</text:p>
      <text:p text:style-name="P5">6615<text:tab/>06-11-2011<text:tab/>4007592<text:tab/>122.63<text:tab/>Parachutes<text:tab/>Anaheim<text:tab/>California<text:tab/>credit<text:tab/>Air Sports</text:p>
      <text:p text:style-name="P5">19387<text:tab/>01-17-2011<text:tab/>4006313<text:tab/>33.49<text:tab/>Air Suits<text:tab/>Anaheim<text:tab/>California<text:tab/>cash<text:tab/>Air Sports</text:p>
      <text:p text:style-name="P5">19865<text:tab/>07-17-2011<text:tab/>4009079<text:tab/>120.71<text:tab/>Parachutes<text:tab/>Long Beach<text:tab/>California<text:tab/>credit<text:tab/>Air Sports</text:p>
      <text:p text:style-name="P5">20088<text:tab/>04-14-2011<text:tab/>4004799<text:tab/>186.7<text:tab/>Air Suits<text:tab/>Sacramento<text:tab/>California<text:tab/>credit<text:tab/>Air Sports</text:p>
      <text:p text:style-name="P5">20094<text:tab/>08-22-2011<text:tab/>4004211<text:tab/>163.62<text:tab/>Air Suits<text:tab/>Berkeley<text:tab/>California<text:tab/>credit<text:tab/>Air Sports</text:p>
      <text:p text:style-name="P5">19004<text:tab/>04-18-2011<text:tab/>4001431<text:tab/>133.86<text:tab/>Air Suits<text:tab/>Los Angeles<text:tab/>California<text:tab/>credit<text:tab/>Air Sports</text:p>
      <text:p text:style-name="P5">20558<text:tab/>03-01-2011<text:tab/>4006286<text:tab/>164.79<text:tab/>Parachutes<text:tab/>Fremont<text:tab/>California<text:tab/>credit<text:tab/>Air Sports</text:p>
      <text:p text:style-name="P5">18894<text:tab/>12-26-2011<text:tab/>4001101<text:tab/>114.2<text:tab/>Air Suits<text:tab/>Sunnyvale<text:tab/>California<text:tab/>credit<text:tab/>Air Sports</text:p>
      <text:p text:style-name="P5">21237<text:tab/>07-09-2011<text:tab/>4008727<text:tab/>71.37<text:tab/>Parachutes<text:tab/>Anaheim<text:tab/>California<text:tab/>credit<text:tab/>Air Sports</text:p>
      <text:p text:style-name="P5">21507<text:tab/>01-13-2011<text:tab/>4004435<text:tab/>156.06<text:tab/>Hang Gliding<text:tab/>Long Beach<text:tab/>California<text:tab/>credit<text:tab/>Air Sports</text:p>
      <text:p text:style-name="P2"/>
      <text:p text:style-name="P3"><text:soft-page-break/>WordCount<text:span text:style-name="T12">(subquery)</text:span>:</text:p>
      <text:p text:style-name="P3"/>
      <text:p text:style-name="P7">nano file1.txt</text:p>
      <text:p text:style-name="P3"/>
      <text:p text:style-name="P7">CREATE TABLE input (line STRING);</text:p>
      <text:p text:style-name="P11"/>
      <text:p text:style-name="P7">LOAD DATA LOCAL INPATH '/home/hduser/file1.txt' OVERWRITE INTO TABLE input;</text:p>
      <text:p text:style-name="P11"/>
      <text:p text:style-name="P8">SELECT explode(split(line, ' ')) AS word FROM input;</text:p>
      <text:p text:style-name="P8"/>
      <text:p text:style-name="P8">word</text:p>
      <text:p text:style-name="P8">we</text:p>
      <text:p text:style-name="P8">are</text:p>
      <text:p text:style-name="P8">learning</text:p>
      <text:p text:style-name="P8">hadoop</text:p>
      <text:p text:style-name="P8">we</text:p>
      <text:p text:style-name="P8">are</text:p>
      <text:p text:style-name="P8">currently</text:p>
      <text:p text:style-name="P8">learning</text:p>
      <text:p text:style-name="P8">searching</text:p>
      <text:p text:style-name="P8">methods</text:p>
      <text:p text:style-name="P8">in</text:p>
      <text:p text:style-name="P8">mapreduce</text:p>
      <text:p text:style-name="P8">we</text:p>
      <text:p text:style-name="P8">have</text:p>
      <text:p text:style-name="P8">completed</text:p>
      <text:p text:style-name="P8">learning</text:p>
      <text:p text:style-name="P8">filteration</text:p>
      <text:p text:style-name="P8">and</text:p>
      <text:p text:style-name="P8">aggregation</text:p>
      <text:p text:style-name="P8">process</text:p>
      <text:p text:style-name="P8">in</text:p>
      <text:p text:style-name="P8">mapreduce</text:p>
      <text:p text:style-name="P11"/>
      <text:p text:style-name="P8">SELECT split(line, ' ') AS word FROM input;</text:p>
      <text:p text:style-name="P11"/>
      <text:p text:style-name="P8">["we","are","learning","hadoop"]</text:p>
      <text:p text:style-name="P8">["we","are","currently","learning","searching","methods","in","mapreduce"]</text:p>
      <text:p text:style-name="P8">["we","have","completed","learning","filteration","and","aggregation","process","in","mapreduce"]</text:p>
      <text:p text:style-name="P8">[""]</text:p>
      <text:p text:style-name="P8">select word, count(*) as count from (SELECT explode(split(line, ' ')) AS word FROM input) a group by word;</text:p>
      <text:p text:style-name="P8"/>
      <text:p text:style-name="P8"><text:soft-page-break/>word<text:tab/>count</text:p>
      <text:p text:style-name="P8"><text:tab/>1</text:p>
      <text:p text:style-name="P8">aggregation<text:tab/>1</text:p>
      <text:p text:style-name="P8">and<text:tab/>1</text:p>
      <text:p text:style-name="P8">are<text:tab/>2</text:p>
      <text:p text:style-name="P8">completed<text:tab/>1</text:p>
      <text:p text:style-name="P8">currently<text:tab/>1</text:p>
      <text:p text:style-name="P8">filteration<text:tab/>1</text:p>
      <text:p text:style-name="P8">hadoop<text:tab/>1</text:p>
      <text:p text:style-name="P8">have<text:tab/>1</text:p>
      <text:p text:style-name="P8">in<text:tab/>2</text:p>
      <text:p text:style-name="P8">learning<text:tab/>3</text:p>
      <text:p text:style-name="P8">mapreduce<text:tab/>2</text:p>
      <text:p text:style-name="P8">methods<text:tab/>1</text:p>
      <text:p text:style-name="P8">process<text:tab/>1</text:p>
      <text:p text:style-name="P8">searching<text:tab/>1</text:p>
      <text:p text:style-name="P8">we<text:tab/>3</text:p>
      <text:p text:style-name="P12"/>
      <text:p text:style-name="P12"/>
      <text:p text:style-name="P3">UDF:</text:p>
      <text:p text:style-name="P2"/>
      <text:p text:style-name="P8">create table testing(id string, unixtime string) row format delimited fields terminated by ',';</text:p>
      <text:p text:style-name="P12"/>
      <text:p text:style-name="P8">load data local inpath '/home/hduser/counter.txt' into table testing;</text:p>
      <text:p text:style-name="P12"/>
      <text:p text:style-name="P8">select * from testing;</text:p>
      <text:p text:style-name="P8"/>
      <text:p text:style-name="P7">testing.id<text:tab/>testing.unixtime</text:p>
      <text:p text:style-name="P7">one<text:tab/>1470000000000</text:p>
      <text:p text:style-name="P7">two<text:tab/>1389523259550</text:p>
      <text:p text:style-name="P7">three<text:tab/>1389523259550</text:p>
      <text:p text:style-name="P7">four<text:tab/>1389523259550</text:p>
      <text:p text:style-name="P7">five<text:tab/>1479589200000</text:p>
      <text:p text:style-name="P9"/>
      <text:p text:style-name="P8"><text:span text:style-name="T3">package</text:span><text:span text:style-name="T7"> udf;</text:span></text:p>
      <text:p text:style-name="P14"/>
      <text:p text:style-name="P15"><text:span text:style-name="T3">import</text:span><text:span text:style-name="T7"> java.util.Date;</text:span></text:p>
      <text:p text:style-name="P15"><text:span text:style-name="T3">import</text:span><text:span text:style-name="T7"> java.text.DateFormat;</text:span></text:p>
      <text:p text:style-name="P15"><text:span text:style-name="T3">import</text:span><text:span text:style-name="T7"> org.apache.hadoop.io.Text;</text:span></text:p>
      <text:p text:style-name="P15"><text:span text:style-name="T3">import</text:span><text:span text:style-name="T7"> org.apache.hadoop.hive.ql.exec.UDF;</text:span></text:p>
      <text:p text:style-name="P14"/>
      <text:p text:style-name="P15"><text:span text:style-name="T3">public</text:span><text:span text:style-name="T7"> </text:span><text:span text:style-name="T3">class</text:span><text:span text:style-name="T7"> UnixTimeToDate </text:span><text:span text:style-name="T3">extends</text:span><text:span text:style-name="T7"> </text:span><text:span text:style-name="T8">UD</text:span><text:span text:style-name="T7">F</text:span></text:p>
      <text:p text:style-name="P15"><text:span text:style-name="T7">{</text:span></text:p>
      <text:p text:style-name="P14"/>
      <text:p text:style-name="P15"><text:soft-page-break/><text:span text:style-name="T7"><text:tab/></text:span><text:span text:style-name="T3">public</text:span><text:span text:style-name="T7"> Text evaluate(Text text)</text:span></text:p>
      <text:p text:style-name="P15"><text:span text:style-name="T7"><text:tab/>{</text:span></text:p>
      <text:p text:style-name="P15"><text:span text:style-name="T7"><text:tab/><text:tab/></text:span><text:span text:style-name="T3">if</text:span><text:span text:style-name="T7">(text==</text:span><text:span text:style-name="T3">null</text:span><text:span text:style-name="T7">) </text:span><text:span text:style-name="T3">return</text:span><text:span text:style-name="T7"> </text:span><text:span text:style-name="T3">null</text:span><text:span text:style-name="T7">;</text:span></text:p>
      <text:p text:style-name="P15"><text:span text:style-name="T7"><text:tab/><text:tab/></text:span><text:span text:style-name="T3">long</text:span><text:span text:style-name="T7"> timestamp=Long.</text:span><text:span text:style-name="T9">parseLong</text:span><text:span text:style-name="T7">(text.toString());</text:span></text:p>
      <text:p text:style-name="P15"><text:span text:style-name="T7"><text:tab/><text:tab/></text:span><text:span text:style-name="T3">return</text:span><text:span text:style-name="T7"> </text:span><text:span text:style-name="T3">new</text:span><text:span text:style-name="T7"> Text(toDate(timestamp));</text:span></text:p>
      <text:p text:style-name="P15"><text:span text:style-name="T7"><text:tab/>}</text:span></text:p>
      <text:p text:style-name="P15"><text:span text:style-name="T7"><text:tab/></text:span></text:p>
      <text:p text:style-name="P15"><text:span text:style-name="T7"><text:tab/></text:span><text:span text:style-name="T3">private</text:span><text:span text:style-name="T7"> String toDate(</text:span><text:span text:style-name="T3">long</text:span><text:span text:style-name="T7"> timestamp)</text:span></text:p>
      <text:p text:style-name="P15"><text:span text:style-name="T7"><text:tab/>{</text:span></text:p>
      <text:p text:style-name="P15"><text:span text:style-name="T7"><text:tab/><text:tab/>Date date=</text:span><text:span text:style-name="T3">new</text:span><text:span text:style-name="T7"> Date(timestamp);</text:span></text:p>
      <text:p text:style-name="P15"><text:span text:style-name="T7"><text:tab/><text:tab/></text:span><text:span text:style-name="T3">return</text:span><text:span text:style-name="T7"> DateFormat.</text:span><text:span text:style-name="T9">getInstance</text:span><text:span text:style-name="T7">().format(date).toString();</text:span></text:p>
      <text:p text:style-name="P15"><text:span text:style-name="T7"><text:tab/>}</text:span></text:p>
      <text:p text:style-name="P15"><text:span text:style-name="T7">}</text:span></text:p>
      <text:p text:style-name="P8"/>
      <text:p text:style-name="P10">add jar /home/hduser/udf.jar; <text:s/></text:p>
      <text:p text:style-name="P10"><text:span text:style-name="T11"/></text:p>
      <text:p text:style-name="P10"><text:span text:style-name="T11">To delete a jar</text:span><text:span text:style-name="T10">: delete jar /home/hduser/udf.jar;</text:span></text:p>
      <text:p text:style-name="P10"><text:span text:style-name="T11">To see list of jars</text:span><text:span text:style-name="T10">: list jars; </text:span></text:p>
      <text:p text:style-name="P12"/>
      <text:p text:style-name="P8">create temporary function userdate as 'udf.UnixTimeToDate';</text:p>
      <text:p text:style-name="P8"/>
      <text:p text:style-name="P8">select id, userdate(unixtime) from testing;</text:p>
      <text:p text:style-name="P8"/>
      <text:p text:style-name="P7">id<text:tab/>_c1</text:p>
      <text:p text:style-name="P7">one<text:tab/>7/31/16 2:20 PM</text:p>
      <text:p text:style-name="P7">two<text:tab/>1/12/14 2:40 AM</text:p>
      <text:p text:style-name="P7">three<text:tab/>1/12/14 2:40 AM</text:p>
      <text:p text:style-name="P7">four<text:tab/>1/12/14 2:40 AM</text:p>
      <text:p text:style-name="P7">five<text:tab/>11/19/16 1:00 PM</text:p>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05:13:25.416111056</meta:creation-date>
    <dc:date>2017-01-12T23:09:39.267382036</dc:date>
    <meta:editing-duration>PT3M44S</meta:editing-duration>
    <meta:editing-cycles>2</meta:editing-cycles>
    <meta:generator>LibreOffice/5.1.4.2$Linux_x86 LibreOffice_project/10m0$Build-2</meta:generator>
    <meta:document-statistic meta:table-count="0" meta:image-count="0" meta:object-count="0" meta:page-count="17" meta:paragraph-count="358" meta:word-count="3062" meta:character-count="23327" meta:non-whitespace-character-count="20217"/>
  </office:meta>
</office:document-meta>
</file>